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fa6" officeooo:paragraph-rsid="000d2fa6"/>
    </style:style>
    <style:style style:name="P2" style:family="paragraph" style:parent-style-name="Standard">
      <style:text-properties officeooo:rsid="000e74cc" officeooo:paragraph-rsid="000e74cc"/>
    </style:style>
    <style:style style:name="T1" style:family="text">
      <style:text-properties officeooo:rsid="00100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l tempo di acquisizione dei file è di</text:span> 1.769 secondi, </text:p>
      <text:p text:style-name="P2">hashmap: 1.12<text:span text:style-name="T1">2</text:span></text:p>
      <text:p text:style-name="P2">Array: 5.13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32:09.307574517</meta:creation-date>
    <meta:generator>LibreOffice/6.1.6.3$Linux_X86_64 LibreOffice_project/10$Build-3</meta:generator>
    <dc:date>2020-04-08T23:42:09.349435684</dc:date>
    <meta:editing-duration>PT10M5S</meta:editing-duration>
    <meta:editing-cycles>3</meta:editing-cycles>
    <meta:document-statistic meta:table-count="0" meta:image-count="0" meta:object-count="0" meta:page-count="1" meta:paragraph-count="3" meta:word-count="14" meta:character-count="80" meta:non-whitespace-character-count="68"/>
  </office:meta>
</office:document-meta>
</file>